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M06_AST.xml"/>
  <manifest:file-entry manifest:media-type="text/xml" manifest:full-path="Basic/Standard/script-lb.xml"/>
  <manifest:file-entry manifest:media-type="text/xml" manifest:full-path="Basic/Standard/M04_Fn.xml"/>
  <manifest:file-entry manifest:media-type="text/xml" manifest:full-path="Basic/Standard/M07_PrsLogic.xml"/>
  <manifest:file-entry manifest:media-type="text/xml" manifest:full-path="Basic/Standard/M08_PrsGrammar.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8.712cm"/>
    </style:style>
    <style:style style:name="co16" style:family="table-column">
      <style:table-column-properties fo:break-before="auto" style:column-width="5.8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7.345cm" fo:break-before="auto" style:use-optimal-row-height="false"/>
    </style:style>
    <style:style style:name="ro11" style:family="table-row">
      <style:table-row-properties style:row-height="8.819cm" fo:break-before="auto" style:use-optimal-row-height="false"/>
    </style:style>
    <style:style style:name="ro12" style:family="table-row">
      <style:table-row-properties style:row-height="21.114cm" fo:break-before="auto" style:use-optimal-row-height="false"/>
    </style:style>
    <style:style style:name="ro13" style:family="table-row">
      <style:table-row-properties style:row-height="5.449cm" fo:break-before="auto" style:use-optimal-row-height="false"/>
    </style:style>
    <style:style style:name="ro14" style:family="table-row">
      <style:table-row-properties style:row-height="4.528cm" fo:break-before="auto" style:use-optimal-row-height="false"/>
    </style:style>
    <style:style style:name="ro15" style:family="table-row">
      <style:table-row-properties style:row-height="21.218cm" fo:break-before="auto" style:use-optimal-row-height="false"/>
    </style:style>
    <style:style style:name="ro16" style:family="table-row">
      <style:table-row-properties style:row-height="0.369cm" fo:break-before="auto" style:use-optimal-row-height="true"/>
    </style:style>
    <style:style style:name="ro17" style:family="table-row">
      <style:table-row-properties style:row-height="15.916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data-style-name="N8099">
      <style:table-cell-properties style:text-align-source="fix" style:repeat-content="false" style:vertical-align="top"/>
      <style:paragraph-properties fo:text-align="start"/>
      <style:text-properties style:font-name="Monotype.com" fo:font-size="9pt" style:font-size-asian="9pt" style:font-size-complex="9pt"/>
    </style:style>
    <style:style style:name="ce156" style:family="table-cell" style:parent-style-name="Default" style:data-style-name="N100">
      <style:table-cell-properties style:text-align-source="fix" style:repeat-content="false" style:vertical-align="top"/>
      <style:paragraph-properties fo:text-align="start"/>
      <style:text-properties style:font-name="Monotype.com" fo:font-size="9pt" style:font-size-asian="9pt" style:font-size-complex="9pt"/>
    </style:style>
    <style:style style:name="ce157"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8"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9"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60" style:family="table-cell" style:parent-style-name="Default">
      <style:table-cell-properties style:text-align-source="fix" style:repeat-content="false"/>
      <style:paragraph-properties fo:text-align="center" fo:margin-left="0cm"/>
    </style:style>
    <style:style style:name="ce161" style:family="table-cell" style:parent-style-name="Default" style:data-style-name="N136">
      <style:table-cell-properties style:text-align-source="fix" style:repeat-content="false"/>
      <style:paragraph-properties fo:text-align="end" fo:margin-left="0cm"/>
    </style:style>
    <style:style style:name="ce162"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
      <style:table-cell-properties style:text-align-source="fix" style:repeat-content="false"/>
      <style:paragraph-properties fo:text-align="end" fo:margin-left="0cm"/>
    </style:style>
    <style:style style:name="ce164"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7">
      <style:table-cell-properties style:text-align-source="fix" style:repeat-content="false"/>
      <style:paragraph-properties fo:text-align="end" fo:margin-left="0cm"/>
    </style:style>
    <style:style style:name="ce166"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7" style:family="table-cell" style:parent-style-name="Default" style:data-style-name="N134">
      <style:table-cell-properties style:text-align-source="fix" style:repeat-content="false"/>
      <style:paragraph-properties fo:text-align="start" fo:margin-left="0cm"/>
    </style:style>
    <style:style style:name="ce168" style:family="table-cell" style:parent-style-name="Default">
      <style:text-properties fo:font-size="10pt" style:font-size-asian="10pt" style:font-size-complex="10pt"/>
    </style:style>
    <style:style style:name="ce169" style:family="table-cell" style:parent-style-name="Defaul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1"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7"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8"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1"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2"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7"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8"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9"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0"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60"/>
        <table:table-column table:style-name="co10" table:default-cell-style-name="ce160"/>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7" office:value-type="string" table:number-columns-spanned="4" table:number-rows-spanned="1">
            <text:p>expression</text:p>
          </table:table-cell>
          <table:covered-table-cell table:number-columns-repeated="3" table:style-name="ce157"/>
          <table:table-cell table:style-name="ce157"/>
          <table:table-cell table:style-name="ce157" office:value-type="string">
            <text:p>expected</text:p>
          </table:table-cell>
          <table:table-cell table:style-name="ce157" office:value-type="string">
            <text:p>actual</text:p>
          </table:table-cell>
          <table:table-cell table:style-name="ce157" office:value-type="string">
            <text:p>result</text:p>
          </table:table-cell>
          <table:table-cell/>
        </table:table-row>
        <table:table-row table:style-name="ro6">
          <table:covered-table-cell/>
          <table:table-cell table:style-name="ce157"/>
          <table:table-cell table:style-name="ce157" office:value-type="string">
            <text:p>arg0</text:p>
          </table:table-cell>
          <table:table-cell table:style-name="ce157" office:value-type="string">
            <text:p>arg1</text:p>
          </table:table-cell>
          <table:table-cell table:style-name="ce157" office:value-type="string">
            <text:p>arg2</text:p>
          </table:table-cell>
          <table:table-cell table:style-name="ce157" office:value-type="string">
            <text:p># args</text:p>
          </table:table-cell>
          <table:table-cell table:style-name="ce157" table:number-columns-repeated="3"/>
          <table:table-cell/>
        </table:table-row>
        <table:table-row table:style-name="ro6">
          <table:table-cell/>
          <table:table-cell table:style-name="ce158"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7" table:formula="of:=IF([.A4];-1;IF([.G4]&lt;&gt;[.H4];0;1))" office:value-type="float" office:value="-1">
            <text:p>SKIP (-1)</text:p>
          </table:table-cell>
          <table:table-cell table:style-name="ce168"/>
        </table:table-row>
        <table:table-row table:style-name="ro6">
          <table:table-cell/>
          <table:table-cell table:style-name="ce159" table:number-columns-repeated="5"/>
          <table:table-cell table:number-columns-repeated="2"/>
          <table:table-cell table:style-name="ce167" table:formula="of:=IF([.A5];-1;IF([.G5]&lt;&gt;[.H5];0;1))" office:value-type="float" office:value="1">
            <text:p>PASS (1)</text:p>
          </table:table-cell>
          <table:table-cell table:style-name="ce168"/>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7"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7"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7"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7"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7"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7"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7"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7"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7"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7"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7"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7"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7"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7"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7"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7"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7"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7"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7"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7"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7"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7"/>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7"/>
          <table:table-cell/>
        </table:table-row>
        <table:table-row table:style-name="ro6" table:number-rows-repeated="17">
          <table:table-cell table:number-columns-repeated="8"/>
          <table:table-cell table:style-name="ce167"/>
          <table:table-cell/>
        </table:table-row>
        <table:table-row table:style-name="ro6">
          <table:table-cell office:value-type="string">
            <text:p>&gt;&gt;&gt;&gt;</text:p>
          </table:table-cell>
          <table:table-cell table:formula="of:=TEST_PARSER(&quot;primitives&quot;)" office:value-type="string" office:string-value="test_Parser(primitives): 1,3 2095">
            <text:p>test_Parser(primitives): 1,3 2095</text:p>
          </table:table-cell>
          <table:table-cell table:formula="of:=TESTSTAT(&quot;name&quot;; [.B46])" office:value-type="string" office:string-value="test_Parser(primitives):">
            <text:p>test_Parser(primitives):</text:p>
          </table:table-cell>
          <table:table-cell table:style-name="ce161" table:formula="of:=TESTSTAT(&quot;time&quot;; [.B46])" office:value-type="float" office:value="1.3">
            <text:p>1,3 sec</text:p>
          </table:table-cell>
          <table:table-cell table:style-name="ce163" table:formula="of:=TESTSTAT(&quot;count&quot;; [.B46])" office:value-type="float" office:value="2095">
            <text:p>2095</text:p>
          </table:table-cell>
          <table:table-cell table:style-name="ce165" table:formula="of:=[.E46]/[.D46]" office:value-type="float" office:value="1611.53846153846">
            <text:p>1611,5 a/sec</text:p>
          </table:table-cell>
          <table:table-cell table:number-columns-repeated="2"/>
          <table:table-cell table:style-name="ce167"/>
          <table:table-cell/>
        </table:table-row>
        <table:table-row table:style-name="ro6">
          <table:table-cell/>
          <table:table-cell table:formula="of:=TEST_PARSER(&quot;multiplicity&quot;)" office:value-type="string" office:string-value="test_Parser(multiplicity): 1,9 1397">
            <text:p>test_Parser(multiplicity): 1,9 1397</text:p>
          </table:table-cell>
          <table:table-cell table:formula="of:=TESTSTAT(&quot;name&quot;; [.B47])" office:value-type="string" office:string-value="test_Parser(multiplicity):">
            <text:p>test_Parser(multiplicity):</text:p>
          </table:table-cell>
          <table:table-cell table:style-name="ce161" table:formula="of:=TESTSTAT(&quot;time&quot;; [.B47])" office:value-type="float" office:value="1.9">
            <text:p>1,9 sec</text:p>
          </table:table-cell>
          <table:table-cell table:style-name="ce163" table:formula="of:=TESTSTAT(&quot;count&quot;; [.B47])" office:value-type="float" office:value="1397">
            <text:p>1397</text:p>
          </table:table-cell>
          <table:table-cell table:style-name="ce165" table:formula="of:=[.E47]/[.D47]" office:value-type="float" office:value="735.263157894737">
            <text:p>735,3 a/sec</text:p>
          </table:table-cell>
          <table:table-cell table:number-columns-repeated="4"/>
        </table:table-row>
        <table:table-row table:style-name="ro6">
          <table:table-cell/>
          <table:table-cell table:formula="of:=TEST_PARSER(&quot;basic&quot;)" office:value-type="string" office:string-value="test_Parser(basic): 2,6 3205">
            <text:p>test_Parser(basic): 2,6 3205</text:p>
          </table:table-cell>
          <table:table-cell table:formula="of:=TESTSTAT(&quot;name&quot;; [.B48])" office:value-type="string" office:string-value="test_Parser(basic):">
            <text:p>test_Parser(basic):</text:p>
          </table:table-cell>
          <table:table-cell table:style-name="ce161" table:formula="of:=TESTSTAT(&quot;time&quot;; [.B48])" office:value-type="float" office:value="2.6">
            <text:p>2,6 sec</text:p>
          </table:table-cell>
          <table:table-cell table:style-name="ce163" table:formula="of:=TESTSTAT(&quot;count&quot;; [.B48])" office:value-type="float" office:value="3205">
            <text:p>3205</text:p>
          </table:table-cell>
          <table:table-cell table:style-name="ce165" table:formula="of:=[.E48]/[.D48]" office:value-type="float" office:value="1232.69230769231">
            <text:p>1232,7 a/sec</text:p>
          </table:table-cell>
          <table:table-cell table:number-columns-repeated="4"/>
        </table:table-row>
        <table:table-row table:style-name="ro6">
          <table:table-cell/>
          <table:table-cell table:formula="of:=TEST_PARSER(&quot;special&quot;)" office:value-type="string" office:string-value="test_Parser(special): 0,8 471">
            <text:p>test_Parser(special): 0,8 471</text:p>
          </table:table-cell>
          <table:table-cell table:formula="of:=TESTSTAT(&quot;name&quot;; [.B49])" office:value-type="string" office:string-value="test_Parser(special):">
            <text:p>test_Parser(special):</text:p>
          </table:table-cell>
          <table:table-cell table:style-name="ce161" table:formula="of:=TESTSTAT(&quot;time&quot;; [.B49])" office:value-type="float" office:value="0.8">
            <text:p>0,8 sec</text:p>
          </table:table-cell>
          <table:table-cell table:style-name="ce163" table:formula="of:=TESTSTAT(&quot;count&quot;; [.B49])" office:value-type="float" office:value="471">
            <text:p>471</text:p>
          </table:table-cell>
          <table:table-cell table:style-name="ce165" table:formula="of:=[.E49]/[.D49]" office:value-type="float" office:value="588.75">
            <text:p>588,8 a/sec</text:p>
          </table:table-cell>
          <table:table-cell table:number-columns-repeated="4"/>
        </table:table-row>
        <table:table-row table:style-name="ro6">
          <table:table-cell/>
          <table:table-cell table:formula="of:=TEST_PARSER(&quot;numbers&quot;)" office:value-type="string" office:string-value="test_Parser(numbers): 3,1 2948">
            <text:p>test_Parser(numbers): 3,1 2948</text:p>
          </table:table-cell>
          <table:table-cell table:formula="of:=TESTSTAT(&quot;name&quot;; [.B50])" office:value-type="string" office:string-value="test_Parser(numbers):">
            <text:p>test_Parser(numbers):</text:p>
          </table:table-cell>
          <table:table-cell table:style-name="ce161" table:formula="of:=TESTSTAT(&quot;time&quot;; [.B50])" office:value-type="float" office:value="3.1">
            <text:p>3,1 sec</text:p>
          </table:table-cell>
          <table:table-cell table:style-name="ce163" table:formula="of:=TESTSTAT(&quot;count&quot;; [.B50])" office:value-type="float" office:value="2948">
            <text:p>2948</text:p>
          </table:table-cell>
          <table:table-cell table:style-name="ce165" table:formula="of:=[.E50]/[.D50]" office:value-type="float" office:value="950.967741935484">
            <text:p>951,0 a/sec</text:p>
          </table:table-cell>
          <table:table-cell table:number-columns-repeated="4"/>
        </table:table-row>
        <table:table-row table:style-name="ro6">
          <table:table-cell/>
          <table:table-cell table:formula="of:=TEST_PARSER(&quot;types&quot;)" office:value-type="string" office:string-value="test_Parser(types): 6,7 11062">
            <text:p>test_Parser(types): 6,7 11062</text:p>
          </table:table-cell>
          <table:table-cell table:formula="of:=TESTSTAT(&quot;name&quot;; [.B51])" office:value-type="string" office:string-value="test_Parser(types):">
            <text:p>test_Parser(types):</text:p>
          </table:table-cell>
          <table:table-cell table:style-name="ce161" table:formula="of:=TESTSTAT(&quot;time&quot;; [.B51])" office:value-type="float" office:value="6.7">
            <text:p>6,7 sec</text:p>
          </table:table-cell>
          <table:table-cell table:style-name="ce163" table:formula="of:=TESTSTAT(&quot;count&quot;; [.B51])" office:value-type="float" office:value="11062">
            <text:p>11062</text:p>
          </table:table-cell>
          <table:table-cell table:style-name="ce165" table:formula="of:=[.E51]/[.D51]" office:value-type="float" office:value="1651.0447761194">
            <text:p>1651,0 a/sec</text:p>
          </table:table-cell>
          <table:table-cell table:number-columns-repeated="4"/>
        </table:table-row>
        <table:table-row table:style-name="ro6">
          <table:table-cell table:number-columns-repeated="3"/>
          <table:table-cell table:style-name="ce162" table:formula="of:=SUM([.D46:.D51])" office:value-type="float" office:value="16.4">
            <text:p>16,4 sec</text:p>
          </table:table-cell>
          <table:table-cell table:style-name="ce164" table:formula="of:=SUM([.E46:.E51])" office:value-type="float" office:value="21178">
            <text:p>21178</text:p>
          </table:table-cell>
          <table:table-cell table:style-name="ce166" table:formula="of:=[.E52]/[.D52]" office:value-type="float" office:value="1291.34146341463">
            <text:p>1291,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4,8 21173">
            <text:p>test_Parser(all): 14,8 21173</text:p>
          </table:table-cell>
          <table:table-cell table:formula="of:=TESTSTAT(&quot;name&quot;; [.B54])" office:value-type="string" office:string-value="test_Parser(all):">
            <text:p>test_Parser(all):</text:p>
          </table:table-cell>
          <table:table-cell table:style-name="ce161" table:formula="of:=TESTSTAT(&quot;time&quot;; [.B54])" office:value-type="float" office:value="14.8">
            <text:p>14,8 sec</text:p>
          </table:table-cell>
          <table:table-cell table:style-name="ce163" table:formula="of:=TESTSTAT(&quot;count&quot;; [.B54])" office:value-type="float" office:value="21173">
            <text:p>21173</text:p>
          </table:table-cell>
          <table:table-cell table:style-name="ce165" table:formula="of:=[.E54]/[.D54]" office:value-type="float" office:value="1430.60810810811">
            <text:p>1430,6 a/sec</text:p>
          </table:table-cell>
          <table:table-cell table:number-columns-repeated="4"/>
        </table:table-row>
        <table:table-row table:style-name="ro6">
          <table:table-cell table:number-columns-repeated="3"/>
          <table:table-cell table:style-name="ce161"/>
          <table:table-cell table:style-name="ce163"/>
          <table:table-cell table:style-name="ce165"/>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5" office:value-type="boolean" office:boolean-value="true">
            <text:p>WAHR</text:p>
          </table:table-cell>
          <table:table-cell table:style-name="ce154" table:formula="of:=DERIVATIONTREE_PRSGRAMMAR([.A61]; [.A60])" office:value-type="string" office:string-value="─Grammar&#13;&#10; ├─Rule&#13;&#10; │ ├─RuleName&#13;&#10; │ │ └─Ident&#13;&#10; │ │   ├─([A-Z]):'F'&#13;&#10; │ │   └─(*):(..|..)&#13;&#10; │ │        ├─([a-z]):'o'&#13;&#10; │ │        ├─([a-z]):'o'&#13;&#10; │ │        ├─'_'&#13;&#10; │ │        └─([0-9]):'7'&#13;&#10; │ └─Alt&#13;&#10; │   ├─Con&#13;&#10; │   │ └─(+):(. . .)&#13;&#10; │   │      ├─Nonterminal&#13;&#10; │   │      │ └─Ident&#13;&#10; │   │      │   ├─([A-Z]):'A'&#13;&#10; │   │      │   └─(*):(..|..)&#13;&#10; │   │      │        └─([A-Z]):'B'&#13;&#10; │   │      └─Nonterminal&#13;&#10; │   │        └─Ident&#13;&#10; │   │          ├─([A-Z]):'C'&#13;&#10; │   │          └─(*):(..|..)&#13;&#10; │   └─(*):(. . .)&#13;&#10; │        ├─Con&#13;&#10; │        │ └─(+):(. . .)&#13;&#10; │        │      ├─Nonterminal&#13;&#10; │        │      │ └─Ident&#13;&#10; │        │      │   ├─([A-Z]):'D'&#13;&#10; │        │      │   └─(*):(..|..)&#13;&#10; │        │      └─Nonterminal&#13;&#10; │        │        └─Ident&#13;&#10; │        │          ├─([A-Z]):'E'&#13;&#10; │        │          └─(*):(..|..)&#13;&#10; │        └─Con&#13;&#10; │          └─(+):(. . .)&#13;&#10; │               └─Nonterminal&#13;&#10; │                 └─Ident&#13;&#10; │                   ├─([A-Z]):'F'&#13;&#10; │                   └─(*):(..|..)&#13;&#10; └─(*):(. . .)">
            <text:p>─Grammar<text:line-break/> ├─Rule<text:line-break/> │ ├─RuleName<text:line-break/> │ │ └─Ident<text:line-break/> │ │ <text:s text:c="2"/>├─([A-Z]):'F'<text:line-break/> │ │ <text:s text:c="2"/>└─(*):(..|..)<text:line-break/> │ │ <text:s text:c="7"/>├─([a-z]):'o'<text:line-break/> │ │ <text:s text:c="7"/>├─([a-z]):'o'<text:line-break/> │ │ <text:s text:c="7"/>├─'_'<text:line-break/> │ │ <text:s text:c="7"/>└─([0-9]):'7'<text:line-break/> │ └─Alt<text:line-break/> │ <text:s text:c="2"/>├─Con<text:line-break/> │ <text:s text:c="2"/>│ └─(+):(. . .)<text:line-break/> │ <text:s text:c="2"/>│ <text:s text:c="5"/>├─Nonterminal<text:line-break/> │ <text:s text:c="2"/>│ <text:s text:c="5"/>│ └─Ident<text:line-break/> │ <text:s text:c="2"/>│ <text:s text:c="5"/>│ <text:s text:c="2"/>├─([A-Z]):'A'<text:line-break/> │ <text:s text:c="2"/>│ <text:s text:c="5"/>│ <text:s text:c="2"/>└─(*):(..|..)<text:line-break/> │ <text:s text:c="2"/>│ <text:s text:c="5"/>│ <text:s text:c="7"/>└─([A-Z]):'B'<text:line-break/> │ <text:s text:c="2"/>│ <text:s text:c="5"/>└─Nonterminal<text:line-break/> │ <text:s text:c="2"/>│ <text:s text:c="7"/>└─Ident<text:line-break/> │ <text:s text:c="2"/>│ <text:s text:c="9"/>├─([A-Z]):'C'<text:line-break/> │ <text:s text:c="2"/>│ <text:s text:c="9"/>└─(*):(..|..)<text:line-break/> │ <text:s text:c="2"/>└─(*):(. . .)<text:line-break/> │ <text:s text:c="7"/>├─Con<text:line-break/> │ <text:s text:c="7"/>│ └─(+):(. . .)<text:line-break/> │ <text:s text:c="7"/>│ <text:s text:c="5"/>├─Nonterminal<text:line-break/> │ <text:s text:c="7"/>│ <text:s text:c="5"/>│ └─Ident<text:line-break/> │ <text:s text:c="7"/>│ <text:s text:c="5"/>│ <text:s text:c="2"/>├─([A-Z]):'D'<text:line-break/> │ <text:s text:c="7"/>│ <text:s text:c="5"/>│ <text:s text:c="2"/>└─(*):(..|..)<text:line-break/> │ <text:s text:c="7"/>│ <text:s text:c="5"/>└─Nonterminal<text:line-break/> │ <text:s text:c="7"/>│ <text:s text:c="7"/>└─Ident<text:line-break/> │ <text:s text:c="7"/>│ <text:s text:c="9"/>├─([A-Z]):'E'<text:line-break/> │ <text:s text:c="7"/>│ <text:s text:c="9"/>└─(*):(..|..)<text:line-break/> │ <text:s text:c="7"/>└─Con<text:line-break/> │ <text:s text:c="9"/>└─(+):(. . .)<text:line-break/> │ <text:s text:c="14"/>└─Nonterminal<text:line-break/> │ <text:s text:c="16"/>└─Ident<text:line-break/> │ <text:s text:c="18"/>├─([A-Z]):'F'<text:line-break/> │ <text:s text:c="18"/>└─(*):(..|..)<text:line-break/> └─(*):(. . .)</text:p>
          </table:table-cell>
          <table:table-cell table:number-columns-repeated="8"/>
        </table:table-row>
        <table:table-row table:style-name="ro10">
          <table:table-cell table:style-name="ce156" office:value-type="string">
            <text:p><text:s/>Foo_7 ::= AB C |D E | F <text:s/></text:p>
          </table:table-cell>
          <table:table-cell table:style-name="ce154"/>
          <table:table-cell table:number-columns-repeated="8"/>
        </table:table-row>
        <table:table-row table:style-name="ro11">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2">
          <table:table-cell table:style-name="ce153" office:value-type="string">
            <text:p>pLogic_dt</text:p>
          </table:table-cell>
          <table:table-cell table:style-name="ce154" table:formula="of:=TPARSER_TOSTRING([.A63])" office:value-type="string" office:string-value="(return ['\n'])">
            <text:p>(return ['\n'])</text:p>
          </table:table-cell>
          <table:table-cell table:number-columns-repeated="8"/>
        </table:table-row>
        <table:table-row table:style-name="ro13">
          <table:table-cell table:style-name="ce153" office:value-type="string">
            <text:p>pDecDigit</text:p>
          </table:table-cell>
          <table:table-cell table:style-name="ce153" table:formula="of:=TPARSER_TOSTRING([.A64])"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4">
          <table:table-cell table:style-name="ce153" office:value-type="string">
            <text:p>pHexLit</text:p>
          </table:table-cell>
          <table:table-cell table:style-name="ce153" table:formula="of:=TPARSER_TOSTRING([.A65])"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5">
          <table:table-cell table:style-name="ce153" office:value-type="string">
            <text:p>pTypeExpr</text:p>
          </table:table-cell>
          <table:table-cell table:style-name="ce153" table:formula="of:=TPARSER_TOSTRING([.A66])"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09">
          <table:table-cell table:number-columns-repeated="10"/>
        </table:table-row>
        <table:table-row table:style-name="ro6">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ChildVal" form:control-implementation="ooo:com.sun.star.form.component.CheckBox" xml:id="control6" form:id="control6" form:label="upSingleChildVal"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9"/>
        <table:table-column table:style-name="co15" table:default-cell-style-name="ce169"/>
        <table:table-column table:style-name="co16" table:default-cell-style-name="ce169"/>
        <table:table-column table:style-name="co17" table:default-cell-style-name="ce181"/>
        <table:table-column table:style-name="co17" table:default-cell-style-name="ce185"/>
        <table:table-column table:style-name="co18" table:default-cell-style-name="ce169"/>
        <table:table-column table:style-name="co5" table:number-columns-repeated="1018" table:default-cell-style-name="ce169"/>
        <table:table-row table:style-name="ro16">
          <table:table-cell table:number-columns-repeated="2"/>
          <table:table-cell table:style-name="ce173" table:number-columns-repeated="2"/>
          <table:table-cell table:style-name="ce182"/>
          <table:table-cell table:style-name="ce173"/>
          <table:table-cell table:number-columns-repeated="1018"/>
        </table:table-row>
        <table:table-row table:style-name="ro6">
          <table:table-cell/>
          <table:table-cell table:style-name="ce170" office:value-type="string" table:number-columns-spanned="1" table:number-rows-spanned="16">
            <text:p><text:s text:c="10"/>S ::= Grammar</text:p>
            <text:p/>
            <text:p><text:s text:c="9"/>ws ::= [ \t]</text:p>
            <text:p><text:s text:c="9"/>nl ::= "\r" "\n"?</text:p>
            <text:p><text:s text:c="14"/>| "\n" "\r"?</text:p>
            <text:p><text:s text:c="4"/>lineSep ::= ws* nl ws*</text:p>
            <text:p><text:span text:style-name="T2"><text:s text:c="6"/></text:span><text:span text:style-name="T2">Ident ::= [_A-Za-z][\-0-9_A-Za-z]*</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6"/>Atom <text:s/>::= "(" Alt ")"</text:p>
            <text:p><text:s text:c="14"/>| Nonterminal</text:p>
            <text:p><text:s text:c="14"/>| Terminal</text:p>
            <text:p><text:span text:style-name="T2">Nonterminal ::= Ident</text:span></text:p>
            <text:p><text:span text:style-name="T2"><text:s text:c="3"/></text:span><text:span text:style-name="T2">Terminal ::= …</text:span></text:p>
          </table:table-cell>
          <table:table-cell table:style-name="ce174" table:formula="of:=DERIVATIONTREE_PRSGRAMMAR([.B18]; SUM([.D2:.D17]))" office:value-type="string" office:string-value="─Grammar&#13;&#10; ├─Rule&#13;&#10; │ ├─RuleName&#13;&#10; │ │ └─Ident:'FoO_7'&#13;&#10; │ └─Alt&#13;&#10; │   ├─Con&#13;&#10; │   │ ├─Nonterminal&#13;&#10; │   │ │ └─Ident:'AB'&#13;&#10; │   │ └─Nonterminal&#13;&#10; │   │   └─Ident:'C'&#13;&#10; │   ├─Con&#13;&#10; │   │ ├─Nonterminal&#13;&#10; │   │ │ └─Ident:'D'&#13;&#10; │   │ ├─Nonterminal&#13;&#10; │   │ │ └─Ident:'E'&#13;&#10; │   │ └─Nonterminal&#13;&#10; │   │   └─Ident:'F'&#13;&#10; │   └─Con&#13;&#10; │     ├─Nonterminal&#13;&#10; │     │ └─Ident:'F'&#13;&#10; │     └─Nonterminal&#13;&#10; │       └─Ident:'Y'&#13;&#10; └─Rule&#13;&#10;   ├─RuleName&#13;&#10;   │ └─Ident:'Bar'&#13;&#10;   └─Alt&#13;&#10;     ├─Con&#13;&#10;     │ └─Nonterminal&#13;&#10;     │   └─Ident:'Blah'&#13;&#10;     ├─Con&#13;&#10;     │ └─Nonterminal&#13;&#10;     │   └─Ident:'Asdf'&#13;&#10;     └─Con&#13;&#10;       └─Nonterminal&#13;&#10;         └─Ident:'Qmbl'" table:number-columns-spanned="1" table:number-rows-spanned="17">
            <text:p>─Grammar</text:p>
            <text:p><text:s/>├─Rule</text:p>
            <text:p><text:s/>│ ├─RuleName</text:p>
            <text:p><text:s/>│ │ └─Ident:'FoO_7'</text:p>
            <text:p><text:s/>│ └─Alt</text:p>
            <text:p><text:s/>│ <text:s text:c="2"/>├─Con</text:p>
            <text:p><text:s/>│ <text:s text:c="2"/>│ ├─Nonterminal</text:p>
            <text:p><text:s/>│ <text:s text:c="2"/>│ │ └─Ident:'AB'</text:p>
            <text:p><text:s/>│ <text:s text:c="2"/>│ └─Nonterminal</text:p>
            <text:p><text:s/>│ <text:s text:c="2"/>│ <text:s text:c="2"/>└─Ident:'C'</text:p>
            <text:p><text:s/>│ <text:s text:c="2"/>├─Con</text:p>
            <text:p><text:s/>│ <text:s text:c="2"/>│ ├─Nonterminal</text:p>
            <text:p><text:s/>│ <text:s text:c="2"/>│ │ └─Ident:'D'</text:p>
            <text:p><text:s/>│ <text:s text:c="2"/>│ ├─Nonterminal</text:p>
            <text:p><text:s/>│ <text:s text:c="2"/>│ │ └─Ident:'E'</text:p>
            <text:p><text:s/>│ <text:s text:c="2"/>│ └─Nonterminal</text:p>
            <text:p><text:s/>│ <text:s text:c="2"/>│ <text:s text:c="2"/>└─Ident:'F'</text:p>
            <text:p><text:s/>│ <text:s text:c="2"/>└─Con</text:p>
            <text:p><text:s/>│ <text:s text:c="4"/>├─Nonterminal</text:p>
            <text:p><text:s/>│ <text:s text:c="4"/>│ └─Ident:'F'</text:p>
            <text:p><text:s/>│ <text:s text:c="4"/>└─Nonterminal</text:p>
            <text:p><text:s/>│ <text:s text:c="6"/>└─Ident:'Y'</text:p>
            <text:p><text:s/>└─Rule</text:p>
            <text:p><text:s text:c="3"/>├─RuleName</text:p>
            <text:p><text:s text:c="3"/>│ └─Ident:'Bar'</text:p>
            <text:p><text:s text:c="3"/>└─Alt</text:p>
            <text:p><text:s text:c="5"/>├─Con</text:p>
            <text:p><text:s text:c="5"/>│ └─Nonterminal</text:p>
            <text:p><text:s text:c="5"/>│ <text:s text:c="2"/>└─Ident:'Blah'</text:p>
            <text:p><text:s text:c="5"/>├─Con</text:p>
            <text:p><text:s text:c="5"/>│ └─Nonterminal</text:p>
            <text:p><text:s text:c="5"/>│ <text:s text:c="2"/>└─Ident:'Asdf'</text:p>
            <text:p><text:s text:c="5"/>└─Con</text:p>
            <text:p><text:s text:c="7"/>└─Nonterminal</text:p>
            <text:p><text:s text:c="9"/>└─Ident:'Qmbl'</text:p>
          </table:table-cell>
          <table:table-cell table:style-name="ce177" table:formula="of:=[.E2]*[.F2]" office:value-type="float" office:value="1">
            <text:p>1</text:p>
          </table:table-cell>
          <table:table-cell table:style-name="ce183" office:value-type="string">
            <text:p>1</text:p>
          </table:table-cell>
          <table:table-cell table:style-name="ce187"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1"/>
          <table:covered-table-cell table:style-name="ce175"/>
          <table:table-cell table:style-name="ce178" table:formula="of:=[.E3]*[.F3]" office:value-type="float" office:value="2">
            <text:p>2</text:p>
          </table:table-cell>
          <table:table-cell table:style-name="ce184" office:value-type="string">
            <text:p>1</text:p>
          </table:table-cell>
          <table:table-cell table:style-name="ce188"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1"/>
          <table:covered-table-cell table:style-name="ce175"/>
          <table:table-cell table:style-name="ce178" table:formula="of:=[.E4]*[.F4]" office:value-type="float" office:value="4">
            <text:p>4</text:p>
          </table:table-cell>
          <table:table-cell table:style-name="ce184" office:value-type="string">
            <text:p>1</text:p>
          </table:table-cell>
          <table:table-cell table:style-name="ce188"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1"/>
          <table:covered-table-cell table:style-name="ce175"/>
          <table:table-cell table:style-name="ce178" table:formula="of:=[.E5]*[.F5]" office:value-type="float" office:value="8">
            <text:p>8</text:p>
          </table:table-cell>
          <table:table-cell table:style-name="ce184" office:value-type="string">
            <text:p>1</text:p>
          </table:table-cell>
          <table:table-cell table:style-name="ce188"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1"/>
          <table:covered-table-cell table:style-name="ce175"/>
          <table:table-cell table:style-name="ce178" table:formula="of:=[.E6]*[.F6]" office:value-type="float" office:value="16">
            <text:p>16</text:p>
          </table:table-cell>
          <table:table-cell table:style-name="ce184" office:value-type="string">
            <text:p>1</text:p>
          </table:table-cell>
          <table:table-cell table:style-name="ce188"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17">
          <table:table-cell/>
          <table:table-cell table:style-name="ce172" office:value-type="string">
            <text:p><text:s/>FoO_7 ::=AB C |D E F |F Y</text:p>
            <text:p>Bar ::= Blah | Asdf </text:p>
            <text:p><text:s text:c="9"/>| Qmbl </text:p>
          </table:table-cell>
          <table:covered-table-cell table:style-name="ce176"/>
          <table:table-cell table:style-name="ce180"/>
          <table:table-cell table:style-name="ce186"/>
          <table:table-cell table:style-name="ce190"/>
          <table:table-cell table:number-columns-repeated="1018"/>
        </table:table-row>
        <table:table-row table:style-name="ro16" table:number-rows-repeated="1048557">
          <table:table-cell table:number-columns-repeated="1024"/>
        </table:table-row>
        <table:table-row table:style-name="ro16">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11.05.2017</text:date>, <text:time>10:54: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1T10:54:10</dc:date>
    <meta:editing-duration>P153DT13H13M1S</meta:editing-duration>
    <meta:editing-cycles>567</meta:editing-cycles>
    <meta:generator>OpenOffice/4.1.2$Win32 OpenOffice.org_project/412m3$Build-9782</meta:generator>
    <meta:document-statistic meta:table-count="11" meta:cell-count="7736"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R),  "\n") ' TODO: fix toString \r vs \n
			t = Join(Split(t, LF),  "\r") ' TODO: fix toString \r vs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Static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ZeroOrOne(p) Then ' p is of shape q +++ (return Empty)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chr(13) &amp; chr(10) &amp; toString(q) _
			)
		End If
		result = pChoice(q, pReturn(nil))
		If (options And dtOpt_implicitMult) &lt;&gt; 0 Then
			result.typ = typ_Parser_List_ASN
		Else
			s = dtMultLabel("?", p.st0)
			f = mkDtMult(s)
			result = pBind(result, compose(pReturn, f))
			result.typ = typ_Parser_ASN
		End If
	ElseIf isPMany(p) Then ' p is of shape (many1 q) +++ (return nil)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typs As Object
						typs = nil
						While Not(isNil(qs))
							q = car(qs)
							q = _toDerivationP(q, seen, options)
							If Not(isPSkip(q)) Then
								typs = cons(q.typ, typs)
							End If
							rs = cons(q, rs)
							qs = cdr(qs)
						Wend
						' ATTENTION: typs is backwards
						If equ(typs, List( _
								typ_Parser_List_ASN, _
								typ_Parser_ASN _
							)) _
						Then
							result = pSeq(toArray(reverse(rs)), cons)
							result.typ = typ_Parser_List_ASN
						Else
							' What we could do is make a big list with
							' the 2nd arg for cons "flattened" in
							'msgbox("pSeq(..., cons): " &amp; toString(typs) _
							'&amp; chr(13) &amp; chr(10) &amp; toString(p))
							result = _toDerivationP( _
								pSeqL(p.st(0), id), _
								seen, options)
						End If
					ElseIf fName = getFnName(Fn.foldl)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croak("toDerivationP: cannot handle .tp=" &amp; toString(p.tp))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Static p As Object
	Dim result As Variant, parseResult As Variant
	If isNull(p) Then
		p = toDerivationP(pGrmGrammar, options)
	End If
	parseResult = applyP(p, s)
	If isParseFailure(parseResult) Then
		result = "!ParseFailure!"
	Else
		result = toString(parseResult(0))
	End If
			
	derivationTree_prsGrammar = result
End Function


Function pGrmNewline()
	Static result As Object
	If isNull(result) Then
		result = pChoice( _
			pSeq(Array( _
				pStr(CR), _
				pChoice( _
					pStr(LF), _
					pReturn("") _
				) _
			), concat), _
			pSeq(Array( _
				pStr(LF), _
				pChoice( _
					pStr(CR), _
					pReturn("") _
				)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Grammar()
	Static result As Object
	If isNull(result) Then
		result = pSeq(Array( _
					pSkip(pMany(pWhite)), _
					pGrmRule, _
					pSkip(pMany(pWhite)), _
					pMany( _
						pSeq(Array( _
							pSkip(pMany1(pGrmNewline)), _
							pGrmRule _
						), id) _
					) _
				 ), cons)
		result = fixIndirection(pInd("Grammar"), result)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Nonterminal, _
				pSkip(pMany(pWhite)) _
			), id) _
		)
		result = fixIndirection(pCon, result)
	End If
	pGrmCon = result
End Function

Function pGrmNonterminal()
	Static result As Object
	If isNull(result) Then
		result = pGrmIdent
		result = fixIndirection(pInd("Nonterminal"), result)
	End If
	pGrmNon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_
		"(", ")", "[", "]", "{", "}", _
		" ", TAB, _
		"0", "1", "2", "3", "4", "5", "6", "7", "8", "9", _
		"a", "b", "c",   "q",        "x", "y", "z", _
		"A", "B", "C",        "R",   "X", "Y", "Z" _
	)).x
	Dim sCR As String, sLF As String
	sCR = "\n" ' TODO: fix toString \r vs \n
	sLF = "\r" ' TODO: fix toString \r vs \n
	
	Dim CRLF As String,  LFCR As String
	Dim sCRLF As String, sLFCR As String
	CRLF = CR &amp; LF : sCRLF = sCR &amp; sLF
	LFCR = LF &amp; CR : sLFCR = sLF &amp; sCR
	
	assert_parses(p, CR,		sCR, 2).x
	assert_parses(p, LF, 		sLF, 2).x
	assert_parses(p, CR &amp; " ",	sCR, 2).x
	assert_parses(p, LF &amp; " ",	sLF, 2).x
	assert_parses(p, CR &amp; CR,	sCR, 2).x ' consumes only one!
	assert_parses(p, LF &amp; LF,	sLF, 2).x

	assert_parses(p, CRLF, 		sCR &amp; sLF, 3).x ' consumes both!
	assert_parses(p, LFCR, 		sLF &amp; sCR, 3).x
	assert_parses(p, CRLF &amp; " ",	sCR &amp; sLF, 3).x
	assert_parses(p, LFCR &amp; " ",	sLF &amp; sCR, 3).x
	
	assert_parses(p, CRLF &amp; CR, sCRLF, 3).x ' consumes only first two!
	assert_parses(p, CRLF &amp; LF, sCRLF, 3).x
	assert_parses(p, LFCR &amp; CR, sLFCR, 3).x
	assert_parses(p, LFCR &amp; LF, sLFCR, 3).x
	
	p = pMany(p)
	' all the following yield exactly two strings:
	assert_parses(p, CR &amp; CR,			List(sCR, sCR),		3).x
	assert_parses(p, LF &amp; LF,			List(sLF, sLF),		3).x
	assert_parses(p, CR &amp; CRLF,			List(sCR, sCRLF),	4).x
	assert_parses(p, LF &amp; LFCR,			List(sLF, sLFCR),	4).x
	assert_parses(p, CRLF &amp; CR,			List(sCRLF, sCR),	4).x
	assert_parses(p, CRLF &amp; LF,			List(sCRLF, sLF),	4).x
	assert_parses(p, LFCR &amp; CR,			List(sLFCR, sCR),	4).x
	assert_parses(p, LFCR &amp; LF,			List(sLFCR, sLF),	4).x
	assert_parses(p, CRLF &amp; CRLF,		List(sCRLF, sCRLF),	5).x
	assert_parses(p, CRLF &amp; LFCR,		List(sCRLF, sLFCR),	5).x
	assert_parses(p, LFCR &amp; CRLF,		List(sLFCR, sCRLF),	5).x
	assert_parses(p, LFCR &amp; LFCR,		List(sLFCR, sLFCR),	5).x
	' again with an additional non-CR, non-LF character suffix:
	assert_parses(p, CR &amp; CR &amp; " ",		List(sCR, sCR),		3).x
	assert_parses(p, LF &amp; LF &amp; " ",		List(sLF, sLF),		3).x
	assert_parses(p, CR &amp; CRLF &amp; " ",	List(sCR, sCRLF),	4).x
	assert_parses(p, LF &amp; LFCR &amp; " ",	List(sLF, sLFCR),	4).x
	assert_parses(p, CRLF &amp; CR &amp; " ",	List(sCRLF, sCR),	4).x
	assert_parses(p, CRLF &amp; LF &amp; " ",	List(sCRLF, sLF),	4).x
	assert_parses(p, LFCR &amp; CR &amp; " ",	List(sLFCR, sCR),	4).x
	assert_parses(p, LFCR &amp; LF &amp; " ",	List(sLFCR, sLF),	4).x
	assert_parses(p, CRLF &amp; CRLF &amp; " ",	List(sCRLF, sCRLF),	5).x
	assert_parses(p, CRLF &amp; LFCR &amp; " ",	List(sCRLF, sLFCR),	5).x
	assert_parses(p, LFCR &amp; CRLF &amp; " ",	List(sLFCR, sCRLF),	5).x
	assert_parses(p, LFCR &amp; LFCR &amp; " ",	List(sLFCR, sLFCR),	5).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